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6.45cm" fo:min-width="27.09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5.444cm" fo:min-width="27.0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2.80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8.07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6.291cm" style:use-optimal-column-width="false"/>
    </style:style>
    <style:style style:name="co3" style:family="table-column">
      <style:table-column-properties style:column-width="5.468cm" style:use-optimal-column-width="false"/>
    </style:style>
    <style:style style:name="co4" style:family="table-column">
      <style:table-column-properties style:column-width="3.587cm" style:use-optimal-column-width="false"/>
    </style:style>
    <style:style style:name="co5" style:family="table-column">
      <style:table-column-properties style:column-width="3.528cm" style:use-optimal-column-width="false"/>
    </style:style>
    <style:style style:name="co6" style:family="table-column">
      <style:table-column-properties style:column-width="3.424cm" style:use-optimal-column-width="false"/>
    </style:style>
    <style:style style:name="co7" style:family="table-column">
      <style:table-column-properties style:column-width="1.189cm" style:use-optimal-column-width="false"/>
    </style:style>
    <style:style style:name="co8" style:family="table-column">
      <style:table-column-properties style:column-width="8.318cm" style:use-optimal-column-width="false"/>
    </style:style>
    <style:style style:name="co9" style:family="table-column">
      <style:table-column-properties style:column-width="9.472cm" style:use-optimal-column-width="false"/>
    </style:style>
    <style:style style:name="co10" style:family="table-column">
      <style:table-column-properties style:column-width="8.426cm" style:use-optimal-column-width="false"/>
    </style:style>
    <style:style style:name="co11" style:family="table-column">
      <style:table-column-properties style:column-width="1.251cm" style:use-optimal-column-width="false"/>
    </style:style>
    <style:style style:name="co12" style:family="table-column">
      <style:table-column-properties style:column-width="13.259cm" style:use-optimal-column-width="false"/>
    </style:style>
    <style:style style:name="co13" style:family="table-column">
      <style:table-column-properties style:column-width="1.277cm" style:use-optimal-column-width="false"/>
    </style:style>
    <style:style style:name="co14" style:family="table-column">
      <style:table-column-properties style:column-width="13.037cm" style:use-optimal-column-width="false"/>
    </style:style>
    <style:style style:name="co15" style:family="table-column">
      <style:table-column-properties style:column-width="12.689cm" style:use-optimal-column-width="false"/>
    </style:style>
    <style:style style:name="ro1" style:family="table-row">
      <style:table-row-properties style:row-height="0.997cm"/>
    </style:style>
    <style:style style:name="ro2" style:family="table-row">
      <style:table-row-properties style:row-height="1.023cm"/>
    </style:style>
    <style:style style:name="ro3" style:family="table-row">
      <style:table-row-properties style:row-height="1.024cm"/>
    </style:style>
    <style:style style:name="ro4" style:family="table-row">
      <style:table-row-properties style:row-height="1.475cm"/>
    </style:style>
    <style:style style:name="ro5" style:family="table-row">
      <style:table-row-properties style:row-height="1.554cm"/>
    </style:style>
    <style:style style:name="ro6" style:family="table-row">
      <style:table-row-properties style:row-height="1.533cm"/>
    </style:style>
    <style:style style:name="ce1" style:family="table-cell">
      <loext:graphic-properties draw:fill-color="#f5f5dc"/>
      <style:text-properties fo:font-size="15pt" fo:font-weight="bold" style:font-size-asian="15pt" style:font-weight-asian="bold" style:font-size-complex="15pt" style:font-weight-complex="bold"/>
    </style:style>
    <style:style style:name="ce2" style:family="table-cell">
      <loext:graphic-properties draw:fill-color="#f5f5dc"/>
      <style:text-properties fo:font-size="15pt" style:font-size-asian="15pt" style:font-size-complex="15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778899" fo:font-size="20pt" fo:font-weight="bold"/>
    </style:style>
    <style:style style:name="P3" style:family="paragraph">
      <loext:graphic-properties draw:fill-color="#ffffff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use-window-font-color="true" style:font-name="Liberation Sans" fo:font-size="15pt" fo:font-weight="bold" style:letter-kerning="true" style:font-name-asian="AR PL SungtiL GB" style:font-size-asian="15pt" style:font-weight-asian="bold" style:font-name-complex="Lohit Devanagari" style:font-size-complex="15pt" style:font-weight-complex="bold"/>
    </style:style>
    <style:style style:name="T4" style:family="text">
      <style:text-properties style:use-window-font-color="true" style:font-name="Liberation Sans" fo:font-size="15pt" style:letter-kerning="true" style:font-name-asian="AR PL SungtiL GB" style:font-size-asian="15pt" style:font-name-complex="Lohit Devanagari" style:font-size-complex="15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AR PL SungtiL GB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AR PL SungtiL GB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778899" fo:font-size="2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draw:layer="layout" svg:width="24.625cm" svg:height="6.112cm" svg:x="0.256cm" svg:y="1.6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1">Clé</text:span></text:p>
              </table:table-cell>
              <table:table-cell>
                <text:p><text:span text:style-name="T1">Date début validité</text:span></text:p>
              </table:table-cell>
              <table:table-cell>
                <text:p><text:span text:style-name="T1">Date fin validité</text:span></text:p>
              </table:table-cell>
              <table:table-cell>
                <text:p><text:span text:style-name="T1">Nom </text:span></text:p>
              </table:table-cell>
              <table:table-cell>
                <text:p><text:span text:style-name="T1">Prénom </text:span></text:p>
              </table:table-cell>
              <table:table-cell>
                <text:p><text:span text:style-name="T1">Csp</text:span></text:p>
              </table:table-cell>
            </table:table-row>
            <table:table-row table:style-name="ro2" table:default-cell-style-name="ce2">
              <table:table-cell>
                <text:p><text:span text:style-name="T2">A</text:span></text:p>
              </table:table-cell>
              <table:table-cell>
                <text:p><text:span text:style-name="T2">01/01/2010</text:span></text:p>
              </table:table-cell>
              <table:table-cell>
                <text:p><text:span text:style-name="T2">02/02/2015</text:span></text:p>
              </table:table-cell>
              <table:table-cell>
                <text:p><text:span text:style-name="T2">Dupont</text:span></text:p>
              </table:table-cell>
              <table:table-cell table:style-name="ce1">
                <text:p><text:span text:style-name="T1">Null</text:span></text:p>
              </table:table-cell>
              <table:table-cell>
                <text:p><text:span text:style-name="T2">Cadre</text:span></text:p>
              </table:table-cell>
            </table:table-row>
            <table:table-row table:style-name="ro2" table:default-cell-style-name="ce2">
              <table:table-cell>
                <text:p><text:span text:style-name="T2">A</text:span></text:p>
              </table:table-cell>
              <table:table-cell>
                <text:p><text:span text:style-name="T2">03/02/2015</text:span></text:p>
              </table:table-cell>
              <table:table-cell table:style-name="ce1">
                <text:p><text:span text:style-name="T1">Null</text:span></text:p>
              </table:table-cell>
              <table:table-cell>
                <text:p><text:span text:style-name="T2">Cap</text:span></text:p>
              </table:table-cell>
              <table:table-cell table:style-name="ce1">
                <text:p><text:span text:style-name="T1">Null</text:span></text:p>
              </table:table-cell>
              <table:table-cell>
                <text:p><text:span text:style-name="T2">Cadre</text:span></text:p>
              </table:table-cell>
            </table:table-row>
            <table:table-row table:style-name="ro2" table:default-cell-style-name="ce1">
              <table:table-cell table:style-name="ce2">
                <text:p><text:span text:style-name="T2">B</text:span></text:p>
              </table:table-cell>
              <table:table-cell table:style-name="ce2">
                <text:p><text:span text:style-name="T2">01/01/2010</text:span></text:p>
              </table:table-cell>
              <table:table-cell>
                <text:p><text:span text:style-name="T1">Null</text:span></text:p>
              </table:table-cell>
              <table:table-cell>
                <text:p><text:span text:style-name="T1">Null</text:span></text:p>
              </table:table-cell>
              <table:table-cell table:style-name="ce2">
                <text:p><text:span text:style-name="T2">Joséphine</text:span></text:p>
              </table:table-cell>
              <table:table-cell>
                <text:p><text:span text:style-name="T1">Null</text:span></text:p>
              </table:table-cell>
            </table:table-row>
            <table:table-row table:style-name="ro2" table:default-cell-style-name="ce2">
              <table:table-cell>
                <text:p><text:span text:style-name="T2">C</text:span></text:p>
              </table:table-cell>
              <table:table-cell>
                <text:p><text:span text:style-name="T2">01/01/2010</text:span></text:p>
              </table:table-cell>
              <table:table-cell>
                <text:p><text:span text:style-name="T2">03/03/2016</text:span></text:p>
              </table:table-cell>
              <table:table-cell>
                <text:p><text:span text:style-name="T2">Black</text:span></text:p>
              </table:table-cell>
              <table:table-cell>
                <text:p><text:span text:style-name="T2">George</text:span></text:p>
              </table:table-cell>
              <table:table-cell>
                <text:p><text:span text:style-name="T2">Cadre</text:span></text:p>
              </table:table-cell>
            </table:table-row>
            <table:table-row table:style-name="ro3" table:default-cell-style-name="ce2">
              <table:table-cell>
                <text:p><text:span text:style-name="T2">C</text:span></text:p>
              </table:table-cell>
              <table:table-cell>
                <text:p><text:span text:style-name="T2">04/04/2016</text:span></text:p>
              </table:table-cell>
              <table:table-cell table:style-name="ce1">
                <text:p><text:span text:style-name="T1">Null</text:span></text:p>
              </table:table-cell>
              <table:table-cell>
                <text:p><text:span text:style-name="T2">Black</text:span></text:p>
              </table:table-cell>
              <table:table-cell>
                <text:p><text:span text:style-name="T2">George</text:span></text:p>
              </table:table-cell>
              <table:table-cell>
                <text:p><text:span text:style-name="T2">Retraité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7.404cm" svg:height="1.474cm" svg:x="0.196cm" svg:y="13.82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2">
              <table:table-cell>
                <text:p><text:span text:style-name="T2">C</text:span></text:p>
              </table:table-cell>
              <table:table-cell>
                <text:p><text:span text:style-name="T3">Nom </text:span><text:span text:style-name="T4">: Black <text:s/></text:span><text:span text:style-name="T3">DATE </text:span><text:span text:style-name="T4">: </text:span><text:span text:style-name="T2">01/01/2010</text:span></text:p>
              </table:table-cell>
              <table:table-cell>
                <text:p><text:span text:style-name="T3">Prénom </text:span><text:span text:style-name="T4">: George </text:span><text:span text:style-name="T3">DATE </text:span><text:span text:style-name="T4">: </text:span><text:span text:style-name="T2">01/01/2010</text:span></text:p>
              </table:table-cell>
              <table:table-cell>
                <text:p><text:span text:style-name="T3">Csp</text:span><text:span text:style-name="T4"> Cadre <text:s text:c="3"/></text:span><text:span text:style-name="T3">DATE </text:span><text:span text:style-name="T4">: </text:span><text:span text:style-name="T2">01/01/2010</text:span></text:p>
                <text:p><text:span text:style-name="T3">Csp</text:span><text:span text:style-name="T4"> Retraité </text:span><text:span text:style-name="T3">DATE </text:span><text:span text:style-name="T4">: </text:span><text:span text:style-name="T2">01/01/201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509cm" svg:height="1.553cm" svg:x="0.133cm" svg:y="12.039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5" table:default-cell-style-name="ce2">
              <table:table-cell>
                <text:p><text:span text:style-name="T2">B</text:span></text:p>
              </table:table-cell>
              <table:table-cell>
                <text:p><text:span text:style-name="T5">Prénom </text:span><text:span text:style-name="T6">: Joséphine </text:span><text:span text:style-name="T5">DATE </text:span><text:span text:style-name="T6">: </text:span><text:span text:style-name="T2">01/01/201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" draw:text-style-name="P1" draw:layer="layout" svg:width="27.599cm" svg:height="6.7cm" draw:transform="skewX (0.00541052068118242) rotate (0.00139626340159546) translate (0.131cm 1.3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599cm" svg:height="5.694cm" draw:transform="rotate (0.00314159265358979) translate (0.094cm 9.844cm)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3.304cm" svg:height="1.038cm" svg:x="0cm" svg:y="8.8cm">
          <draw:text-box>
            <text:p><text:span text:style-name="T7">VS dans les bases orientées colonnes</text:span></text:p>
          </draw:text-box>
        </draw:frame>
        <draw:frame draw:style-name="gr4" draw:text-style-name="P2" draw:layer="layout" svg:width="18.57cm" svg:height="1.038cm" svg:x="0cm" svg:y="0.3cm">
          <draw:text-box>
            <text:p><text:span text:style-name="T7">L</text:span><text:span text:style-name="T7">e </text:span><text:span text:style-name="T7">st</text:span><text:span text:style-name="T7">o</text:span><text:span text:style-name="T7">c</text:span><text:span text:style-name="T7">k</text:span><text:span text:style-name="T7">a</text:span><text:span text:style-name="T7">g</text:span><text:span text:style-name="T7">e </text:span><text:span text:style-name="T7">d</text:span><text:span text:style-name="T7">a</text:span><text:span text:style-name="T7">n</text:span><text:span text:style-name="T7">s </text:span><text:span text:style-name="T7">u</text:span><text:span text:style-name="T7">n</text:span><text:span text:style-name="T7">e </text:span><text:span text:style-name="T7">b</text:span><text:span text:style-name="T7">a</text:span><text:span text:style-name="T7">s</text:span><text:span text:style-name="T7">e </text:span><text:span text:style-name="T7">d</text:span><text:span text:style-name="T7">e </text:span><text:span text:style-name="T7">d</text:span><text:span text:style-name="T7">o</text:span><text:span text:style-name="T7">n</text:span><text:span text:style-name="T7">n</text:span><text:span text:style-name="T7">é</text:span><text:span text:style-name="T7">e</text:span><text:span text:style-name="T7">s </text:span><text:span text:style-name="T7">re</text:span><text:span text:style-name="T7">la</text:span><text:span text:style-name="T7">ti</text:span><text:span text:style-name="T7">o</text:span><text:span text:style-name="T7">n</text:span><text:span text:style-name="T7">n</text:span><text:span text:style-name="T7">el</text:span><text:span text:style-name="T7">le</text:span><text:span text:style-name="T7">s</text:span></text:p>
          </draw:text-box>
        </draw:frame>
        <draw:frame draw:style-name="standard" draw:layer="layout" svg:width="27.002cm" svg:height="1.532cm" svg:x="0.197cm" svg:y="10.222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row table:style-name="ro6" table:default-cell-style-name="ce2">
              <table:table-cell>
                <text:p><text:span text:style-name="T2">A</text:span></text:p>
              </table:table-cell>
              <table:table-cell>
                <text:p><text:span text:style-name="T1">Nom </text:span><text:span text:style-name="T2">: Dupont </text:span><text:span text:style-name="T1">DATE </text:span><text:span text:style-name="T2">: 01/01/2010</text:span></text:p>
                <text:p><text:span text:style-name="T1">Nom </text:span><text:span text:style-name="T2">: Cap <text:s text:c="5"/></text:span><text:span text:style-name="T1">DATE </text:span><text:span text:style-name="T2">: 03/02/2015</text:span></text:p>
              </table:table-cell>
              <table:table-cell>
                <text:p><text:span text:style-name="T1">Csp</text:span><text:span text:style-name="T2"> Cadre </text:span><text:span text:style-name="T1">DATE </text:span><text:span text:style-name="T2">: 01/01/2010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7T00:36:45.558392528</meta:creation-date>
    <dc:date>2019-05-25T12:58:42.791378774</dc:date>
    <meta:editing-duration>PT13H31M10S</meta:editing-duration>
    <meta:editing-cycles>4</meta:editing-cycles>
    <meta:generator>LibreOffice/6.0.7.3$Linux_X86_64 LibreOffice_project/00m0$Build-3</meta:generator>
    <meta:document-statistic meta:object-count="31"/>
  </office:meta>
</office:document-meta>
</file>